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CuerpoTabla">
      <style:text-properties officeooo:rsid="00198f1b" officeooo:paragraph-rsid="00198f1b"/>
    </style:style>
    <style:style style:name="P4" style:family="paragraph" style:parent-style-name="Tabla_20_contenidos_20_nivel1">
      <style:paragraph-properties>
        <style:tab-stops>
          <style:tab-stop style:position="17cm" style:type="right" style:leader-style="dotted" style:leader-text="."/>
        </style:tab-stops>
      </style:paragraph-properties>
    </style:style>
    <style:style style:name="P5" style:family="paragraph" style:parent-style-name="CuerpoTabla">
      <style:text-properties officeooo:rsid="00204b1a" officeooo:paragraph-rsid="00204b1a"/>
    </style:style>
    <style:style style:name="P6" style:family="paragraph" style:parent-style-name="Tabla_20_contenidos_20_nivel2">
      <style:paragraph-properties>
        <style:tab-stops>
          <style:tab-stop style:position="16.801cm" style:type="right" style:leader-style="dotted" style:leader-text="."/>
        </style:tab-stops>
      </style:paragraph-properties>
    </style:style>
    <style:style style:name="P7" style:family="paragraph" style:parent-style-name="Textos" style:master-page-name="Pagina">
      <style:paragraph-properties style:page-number="auto"/>
    </style:style>
    <style:style style:name="P8" style:family="paragraph" style:parent-style-name="Textos">
      <style:text-properties officeooo:paragraph-rsid="001c7a6b"/>
    </style:style>
    <style:style style:name="P9" style:family="paragraph" style:parent-style-name="Textos">
      <style:text-properties officeooo:rsid="00204b1a" officeooo:paragraph-rsid="00204b1a"/>
    </style:style>
    <style:style style:name="P10" style:family="paragraph" style:parent-style-name="TituloDemostrativo" style:master-page-name="PortadaDemostrativos">
      <style:paragraph-properties style:page-number="auto"/>
      <style:text-properties officeooo:rsid="00115d88" officeooo:paragraph-rsid="00115d88"/>
    </style:style>
    <style:style style:name="P11" style:family="paragraph" style:parent-style-name="Nivel1" style:master-page-name="Pagina">
      <style:paragraph-properties style:page-number="auto"/>
    </style:style>
    <style:style style:name="P12" style:family="paragraph" style:parent-style-name="TablaContenidosDemostrativo" style:master-page-name="Pagina">
      <style:paragraph-properties style:page-number="auto"/>
    </style:style>
    <style:style style:name="T1" style:family="text">
      <style:text-properties officeooo:rsid="0016b2d2"/>
    </style:style>
    <style:style style:name="T2" style:family="text">
      <style:text-properties officeooo:rsid="00189460"/>
    </style:style>
    <style:style style:name="T3" style:family="text">
      <style:text-properties officeooo:rsid="00198f1b"/>
    </style:style>
    <style:style style:name="T4" style:family="text">
      <style:text-properties officeooo:rsid="00204b1a"/>
    </style:style>
    <style:style style:name="T5" style:family="text">
      <style:text-properties officeooo:rsid="0021fa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R0.<text:span text:style-name="T3">13</text:span></text:p>
      <text:p text:style-name="Standard"/>
      <text:p text:style-name="SubtituloPortadaYDemostrativos">Tipo de documento: Acta</text:p>
      <text:p text:style-name="SubtituloPortadaYDemostrativos"><text:span text:style-name="T4">12</text:span>/<text:span text:style-name="T1">02</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3">13</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4">12</text:span>/<text:span text:style-name="T1">02</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7">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4">12</text:span>/<text:span text:style-name="T1">02</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4">12</text:span>/<text:span text:style-name="T1">02</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2">Tabla de contenido</text:p>
          </text:index-title>
          <text:p text:style-name="P4"><text:a xlink:type="simple" xlink:href="#__RefHeading__1803_1352885363" text:style-name="Index_20_Link" text:visited-style-name="Index_20_Link">Datos de la reunión:<text:tab/>4</text:a></text:p>
          <text:p text:style-name="P6"><text:a xlink:type="simple" xlink:href="#__RefHeading__744_302876939" text:style-name="Index_20_Link" text:visited-style-name="Index_20_Link">Tabla 01. Datos de la reunión, 2014<text:tab/>4</text:a></text:p>
          <text:p text:style-name="P4"><text:a xlink:type="simple" xlink:href="#__RefHeading__746_302876939" text:style-name="Index_20_Link" text:visited-style-name="Index_20_Link">Puntos del orden del día:<text:tab/>4</text:a></text:p>
          <text:p text:style-name="P4"><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11"><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4">12</text:span>/<text:span text:style-name="T1">02</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3">15:30</text:p>
          </table:table-cell>
        </table:table-row>
        <table:table-row>
          <table:table-cell table:style-name="Tabla6.A2" office:value-type="string">
            <text:p text:style-name="TituloColumnaTabla">Hora de fiscalización:</text:p>
          </table:table-cell>
          <table:table-cell table:style-name="Tabla6.B2" office:value-type="string">
            <text:p text:style-name="P3">16:<text:span text:style-name="T4">10</text:span></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P5">Raul Piñeiro</text:p>
            <text:p text:style-name="CuerpoTabla">Silvia Carrera</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9">Se empezó la reunión mirando el estado actual de las tareas pendientes.</text:p>
      <text:p text:style-name="P9">Luego se añadió para Manuel las siguientes tareas : Bajar la chatarra para el almacén, poner un nuevo tipo de elemento en la Herramienta Getracer que va ser 'Carcasa', hacer un post en el Blog de lo que se está haciendo ahora mismo,crear un documento con las instrucciones para poder dar de alta un nuevo elemento en la herramienta y luego para consultar los existentes, reparar al día de esta reunión el problema del script de parseado .</text:p>
      <text:p text:style-name="P9">Sobre los experimentos nuevos de temperaturas , cuando Raúl nos traiga el disipador que falta ya hay que ponerse a prepararlo. Mandar un correo a Roberto para saber si se puede quitar el Rack <text:span text:style-name="T5">y posiblemente poner el experimento de temperaturas en el.</text:span></text:p>
      <text:p text:style-name="P9">Hacer una limpieza del laboratorio y establecer bien los puestos de trabajo de cada uno. Con esto comprobar tambien los switches y las piezas sueltas que no estén etiquetadas darlas de alta en la herramienta tambié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5"><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2"><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6"><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5</meta:editing-cycles>
    <meta:generator>LibreOffice/4.1.3.2$Linux_X86_64 LibreOffice_project/410m0$Build-2</meta:generator>
    <dc:date>2014-02-12T16:50:16.475026063</dc:date>
    <dc:creator>Manuel </dc:creator>
    <meta:document-statistic meta:table-count="5" meta:image-count="3" meta:object-count="0" meta:page-count="4" meta:paragraph-count="66" meta:word-count="330" meta:character-count="1988" meta:non-whitespace-character-count="1683"/>
  </office:meta>
</office:document-meta>
</file>